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283in"/>
    </style:style>
    <style:style style:name="co2" style:family="table-column">
      <style:table-column-properties fo:break-before="auto" style:column-width="6.34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3535in"/>
    </style:style>
    <style:style style:name="co5" style:family="table-column">
      <style:table-column-properties fo:break-before="auto" style:column-width="1.011in"/>
    </style:style>
    <style:style style:name="co6" style:family="table-column">
      <style:table-column-properties fo:break-before="auto" style:column-width="0.460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This is a series of stack traces taken every time CountedPtr&lt;T&gt;::Acquire or ::Release is called during the first two Lua51 execution tests that accepted CountedPtr Overloads</text:p>
          </table:table-cell>
          <table:table-cell table:number-columns-repeated="7"/>
        </table:table-row>
        <table:table-row table:style-name="ro2" table:number-rows-repeated="3">
          <table:table-cell table:number-columns-repeated="8"/>
        </table:table-row>
        <table:table-row table:style-name="ro1">
          <table:table-cell office:value-type="string">
            <text:p>Working instance</text:p>
          </table:table-cell>
          <table:table-cell table:number-columns-repeated="4"/>
          <table:table-cell office:value-type="string">
            <text:p>Rrefcoutn before</text:p>
          </table:table-cell>
          <table:table-cell office:value-type="string">
            <text:p>and after</text:p>
          </table:table-cell>
          <table:table-cell/>
        </table:table-row>
        <table:table-row table:style-name="ro1">
          <table:table-cell office:value-type="string">
            <text:p>Working initial inquire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irstAcquire() call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ezzanine::CountedPtr&lt;Mezzanine::Scripting::Lua::Lua51Script&gt;::Acquire&lt;Mezzanine::Scripting::Lua::Lua51Script&gt;</text:p>
          </table:table-cell>
          <table:table-cell office:value-type="string">
            <text:p>smartptr.h</text:p>
          </table:table-cell>
          <table:table-cell office:value-type="float" office:value="314">
            <text:p>314</text:p>
          </table:table-cell>
          <table:table-cell office:value-type="string">
            <text:p>0x436724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string">
            <text:p>Mezzanine::CountedPtr&lt;Mezzanine::Scripting::Lua::Lua51Script&gt;::FirstAcquire</text:p>
          </table:table-cell>
          <table:table-cell office:value-type="string">
            <text:p>smartptr.h</text:p>
          </table:table-cell>
          <table:table-cell office:value-type="float" office:value="335">
            <text:p>335</text:p>
          </table:table-cell>
          <table:table-cell office:value-type="string">
            <text:p>0x43667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ezzanine::CountedPtr&lt;Mezzanine::Scripting::Lua::Lua51Script&gt;::CountedPtr</text:p>
          </table:table-cell>
          <table:table-cell office:value-type="string">
            <text:p>smartptr.h</text:p>
          </table:table-cell>
          <table:table-cell office:value-type="float" office:value="350">
            <text:p>350</text:p>
          </table:table-cell>
          <table:table-cell office:value-type="string">
            <text:p>0x43539c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ua51tests::RunTests</text:p>
          </table:table-cell>
          <table:table-cell office:value-type="string">
            <text:p>lua51tests.h</text:p>
          </table:table-cell>
          <table:table-cell office:value-type="float" office:value="109">
            <text:p>109</text:p>
          </table:table-cell>
          <table:table-cell office:value-type="string">
            <text:p>0x42dbe9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llUnitTestGroups::RunTests</text:p>
          </table:table-cell>
          <table:table-cell office:value-type="string">
            <text:p>main.cpp</text:p>
          </table:table-cell>
          <table:table-cell office:value-type="float" office:value="87">
            <text:p>87</text:p>
          </table:table-cell>
          <table:table-cell office:value-type="string">
            <text:p>0x43405d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in</text:p>
          </table:table-cell>
          <table:table-cell office:value-type="string">
            <text:p>main.cpp</text:p>
          </table:table-cell>
          <table:table-cell office:value-type="float" office:value="183">
            <text:p>183</text:p>
          </table:table-cell>
          <table:table-cell office:value-type="string">
            <text:p>0x41b5ec</text:p>
          </table:table-cell>
          <table:table-cell table:number-columns-repeated="3"/>
        </table:table-row>
        <table:table-row table:style-name="ro2">
          <table:table-cell office:value-type="string">
            <text:p>Copy constructor called on pass by value to Execute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ezzanine::CountedPtr&lt;Mezzanine::Scripting::Lua::Lua51Script&gt;::Acquire&lt;Mezzanine::Scripting::Lua::Lua51Script&gt;</text:p>
          </table:table-cell>
          <table:table-cell office:value-type="string">
            <text:p>smartptr.h</text:p>
          </table:table-cell>
          <table:table-cell office:value-type="float" office:value="314">
            <text:p>314</text:p>
          </table:table-cell>
          <table:table-cell office:value-type="string">
            <text:p>0x436724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ezzanine::CountedPtr&lt;Mezzanine::Scripting::Lua::Lua51Script&gt;::CountedPtr</text:p>
          </table:table-cell>
          <table:table-cell office:value-type="string">
            <text:p>smartptr.h</text:p>
          </table:table-cell>
          <table:table-cell office:value-type="float" office:value="363">
            <text:p>363</text:p>
          </table:table-cell>
          <table:table-cell office:value-type="string">
            <text:p>0x435404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ua51tests::RunTests</text:p>
          </table:table-cell>
          <table:table-cell office:value-type="string">
            <text:p>lua51tests.h</text:p>
          </table:table-cell>
          <table:table-cell office:value-type="float" office:value="110">
            <text:p>110</text:p>
          </table:table-cell>
          <table:table-cell office:value-type="string">
            <text:p>0x42dc0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llUnitTestGroups::RunTests</text:p>
          </table:table-cell>
          <table:table-cell office:value-type="string">
            <text:p>main.cpp</text:p>
          </table:table-cell>
          <table:table-cell office:value-type="float" office:value="87">
            <text:p>87</text:p>
          </table:table-cell>
          <table:table-cell office:value-type="string">
            <text:p>0x43405d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ain</text:p>
          </table:table-cell>
          <table:table-cell office:value-type="string">
            <text:p>main.cpp</text:p>
          </table:table-cell>
          <table:table-cell office:value-type="float" office:value="183">
            <text:p>183</text:p>
          </table:table-cell>
          <table:table-cell office:value-type="string">
            <text:p>0x41b5ec</text:p>
          </table:table-cell>
          <table:table-cell table:number-columns-repeated="3"/>
        </table:table-row>
        <table:table-row table:style-name="ro2">
          <table:table-cell office:value-type="string">
            <text:p>Execute return duplicate falls out of scope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ezzanine::CountedPtr&lt;Mezzanine::Scripting::Lua::Lua51Script&gt;::Release</text:p>
          </table:table-cell>
          <table:table-cell office:value-type="string">
            <text:p>smartptr.h</text:p>
          </table:table-cell>
          <table:table-cell office:value-type="float" office:value="322">
            <text:p>322</text:p>
          </table:table-cell>
          <table:table-cell office:value-type="string">
            <text:p>0x43667e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ezzanine::CountedPtr&lt;Mezzanine::Scripting::Lua::Lua51Script&gt;::~CountedPtr</text:p>
          </table:table-cell>
          <table:table-cell office:value-type="string">
            <text:p>smartptr.h</text:p>
          </table:table-cell>
          <table:table-cell office:value-type="float" office:value="357">
            <text:p>357</text:p>
          </table:table-cell>
          <table:table-cell office:value-type="string">
            <text:p>0x4353dc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ua51tests::RunTests</text:p>
          </table:table-cell>
          <table:table-cell office:value-type="string">
            <text:p>lua51tests.h</text:p>
          </table:table-cell>
          <table:table-cell office:value-type="float" office:value="110">
            <text:p>110</text:p>
          </table:table-cell>
          <table:table-cell office:value-type="string">
            <text:p>0x42dc2a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llUnitTestGroups::RunTests</text:p>
          </table:table-cell>
          <table:table-cell office:value-type="string">
            <text:p>main.cpp</text:p>
          </table:table-cell>
          <table:table-cell office:value-type="float" office:value="87">
            <text:p>87</text:p>
          </table:table-cell>
          <table:table-cell office:value-type="string">
            <text:p>0x43405d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ain</text:p>
          </table:table-cell>
          <table:table-cell office:value-type="string">
            <text:p>main.cpp</text:p>
          </table:table-cell>
          <table:table-cell office:value-type="float" office:value="183">
            <text:p>183</text:p>
          </table:table-cell>
          <table:table-cell office:value-type="string">
            <text:p>0x41b5ec</text:p>
          </table:table-cell>
          <table:table-cell table:number-columns-repeated="3"/>
        </table:table-row>
        <table:table-row table:style-name="ro2">
          <table:table-cell office:value-type="string">
            <text:p>Test scoped exited automatic allocation boundary ends and calls destructor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elete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ezzanine::CountedPtr&lt;Mezzanine::Scripting::Lua::Lua51Script&gt;::Release</text:p>
          </table:table-cell>
          <table:table-cell office:value-type="string">
            <text:p>smartptr.h</text:p>
          </table:table-cell>
          <table:table-cell office:value-type="float" office:value="322">
            <text:p>322</text:p>
          </table:table-cell>
          <table:table-cell office:value-type="string">
            <text:p>0x43667e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ezzanine::CountedPtr&lt;Mezzanine::Scripting::Lua::Lua51Script&gt;::~CountedPtr</text:p>
          </table:table-cell>
          <table:table-cell office:value-type="string">
            <text:p>smartptr.h</text:p>
          </table:table-cell>
          <table:table-cell office:value-type="float" office:value="357">
            <text:p>357</text:p>
          </table:table-cell>
          <table:table-cell office:value-type="string">
            <text:p>0x4353dc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ua51tests::RunTests</text:p>
          </table:table-cell>
          <table:table-cell office:value-type="string">
            <text:p>lua51tests.h</text:p>
          </table:table-cell>
          <table:table-cell office:value-type="float" office:value="111">
            <text:p>111</text:p>
          </table:table-cell>
          <table:table-cell office:value-type="string">
            <text:p>0x42dca3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llUnitTestGroups::RunTests</text:p>
          </table:table-cell>
          <table:table-cell office:value-type="string">
            <text:p>main.cpp</text:p>
          </table:table-cell>
          <table:table-cell office:value-type="float" office:value="87">
            <text:p>87</text:p>
          </table:table-cell>
          <table:table-cell office:value-type="string">
            <text:p>0x43405d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ain</text:p>
          </table:table-cell>
          <table:table-cell office:value-type="string">
            <text:p>main.cpp</text:p>
          </table:table-cell>
          <table:table-cell office:value-type="float" office:value="183">
            <text:p>183</text:p>
          </table:table-cell>
          <table:table-cell office:value-type="string">
            <text:p>0x41b5ec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Failing test</text:p>
          </table:table-cell>
          <table:table-cell table:number-columns-repeated="7"/>
        </table:table-row>
        <table:table-row table:style-name="ro1">
          <table:table-cell office:value-type="string">
            <text:p>First Acquire in automatically allocate construction.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irstAcquire() call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ezzanine::CountedPtr&lt;Mezzanine::Scripting::iScript&gt;::Acquire&lt;Mezzanine::Scripting::iScript&gt;</text:p>
          </table:table-cell>
          <table:table-cell office:value-type="string">
            <text:p>smartptr.h</text:p>
          </table:table-cell>
          <table:table-cell office:value-type="float" office:value="314">
            <text:p>314</text:p>
          </table:table-cell>
          <table:table-cell office:value-type="string">
            <text:p>0x436824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string">
            <text:p>Mezzanine::CountedPtr&lt;Mezzanine::Scripting::iScript&gt;::FirstAcquire</text:p>
          </table:table-cell>
          <table:table-cell office:value-type="string">
            <text:p>smartptr.h</text:p>
          </table:table-cell>
          <table:table-cell office:value-type="float" office:value="335">
            <text:p>335</text:p>
          </table:table-cell>
          <table:table-cell office:value-type="string">
            <text:p>0x436796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ezzanine::CountedPtr&lt;Mezzanine::Scripting::iScript&gt;::CountedPtr</text:p>
          </table:table-cell>
          <table:table-cell office:value-type="string">
            <text:p>smartptr.h</text:p>
          </table:table-cell>
          <table:table-cell office:value-type="float" office:value="350">
            <text:p>350</text:p>
          </table:table-cell>
          <table:table-cell office:value-type="string">
            <text:p>0x43543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ua51tests::RunTests</text:p>
          </table:table-cell>
          <table:table-cell office:value-type="string">
            <text:p>lua51tests.h</text:p>
          </table:table-cell>
          <table:table-cell office:value-type="float" office:value="118">
            <text:p>118</text:p>
          </table:table-cell>
          <table:table-cell office:value-type="string">
            <text:p>0x42dcf7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llUnitTestGroups::RunTests</text:p>
          </table:table-cell>
          <table:table-cell office:value-type="string">
            <text:p>main.cpp</text:p>
          </table:table-cell>
          <table:table-cell office:value-type="float" office:value="87">
            <text:p>87</text:p>
          </table:table-cell>
          <table:table-cell office:value-type="string">
            <text:p>0x43405d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in</text:p>
          </table:table-cell>
          <table:table-cell office:value-type="string">
            <text:p>main.cpp</text:p>
          </table:table-cell>
          <table:table-cell office:value-type="float" office:value="183">
            <text:p>183</text:p>
          </table:table-cell>
          <table:table-cell office:value-type="string">
            <text:p>0x41b5ec</text:p>
          </table:table-cell>
          <table:table-cell table:number-columns-repeated="3"/>
        </table:table-row>
        <table:table-row table:style-name="ro2">
          <table:table-cell office:value-type="string">
            <text:p>Copy constructor called on pass by value to Execute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ezzanine::CountedPtr&lt;Mezzanine::Scripting::iScript&gt;::Acquire&lt;Mezzanine::Scripting::iScript&gt;</text:p>
          </table:table-cell>
          <table:table-cell office:value-type="string">
            <text:p>smartptr.h</text:p>
          </table:table-cell>
          <table:table-cell office:value-type="float" office:value="314">
            <text:p>314</text:p>
          </table:table-cell>
          <table:table-cell office:value-type="string">
            <text:p>0x436824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ezzanine::CountedPtr&lt;Mezzanine::Scripting::iScript&gt;::CountedPtr</text:p>
          </table:table-cell>
          <table:table-cell office:value-type="string">
            <text:p>smartptr.h</text:p>
          </table:table-cell>
          <table:table-cell office:value-type="float" office:value="363">
            <text:p>363</text:p>
          </table:table-cell>
          <table:table-cell office:value-type="string">
            <text:p>0x435498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ua51tests::RunTests</text:p>
          </table:table-cell>
          <table:table-cell office:value-type="string">
            <text:p>lua51tests.h</text:p>
          </table:table-cell>
          <table:table-cell office:value-type="float" office:value="119">
            <text:p>119</text:p>
          </table:table-cell>
          <table:table-cell office:value-type="string">
            <text:p>0x42dd1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llUnitTestGroups::RunTests</text:p>
          </table:table-cell>
          <table:table-cell office:value-type="string">
            <text:p>main.cpp</text:p>
          </table:table-cell>
          <table:table-cell office:value-type="float" office:value="87">
            <text:p>87</text:p>
          </table:table-cell>
          <table:table-cell office:value-type="string">
            <text:p>0x43405d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ain</text:p>
          </table:table-cell>
          <table:table-cell office:value-type="string">
            <text:p>main.cpp</text:p>
          </table:table-cell>
          <table:table-cell office:value-type="float" office:value="183">
            <text:p>183</text:p>
          </table:table-cell>
          <table:table-cell office:value-type="string">
            <text:p>0x41b5ec</text:p>
          </table:table-cell>
          <table:table-cell table:number-columns-repeated="3"/>
        </table:table-row>
        <table:table-row table:style-name="ro2">
          <table:table-cell office:value-type="string">
            <text:p>Cast Copy on Assignment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ezzanine::CountedPtr&lt;Mezzanine::Scripting::iScript&gt;::Acquire&lt;Mezzanine::Scripting::iScript&gt;</text:p>
          </table:table-cell>
          <table:table-cell office:value-type="string">
            <text:p>smartptr.h</text:p>
          </table:table-cell>
          <table:table-cell office:value-type="float" office:value="314">
            <text:p>314</text:p>
          </table:table-cell>
          <table:table-cell office:value-type="string">
            <text:p>0x436824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ezzanine::CountedPtr&lt;Mezzanine::Scripting::iScript&gt;::CountedPtr</text:p>
          </table:table-cell>
          <table:table-cell office:value-type="string">
            <text:p>smartptr.h</text:p>
          </table:table-cell>
          <table:table-cell office:value-type="float" office:value="363">
            <text:p>363</text:p>
          </table:table-cell>
          <table:table-cell office:value-type="string">
            <text:p>0x435498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ezzanine::Scripting::Lua::Lua51ScriptingEngine::Execute</text:p>
          </table:table-cell>
          <table:table-cell office:value-type="string">
            <text:p>lua51scriptingengine.cpp</text:p>
          </table:table-cell>
          <table:table-cell office:value-type="float" office:value="189">
            <text:p>189</text:p>
          </table:table-cell>
          <table:table-cell office:value-type="string">
            <text:p>0x7ffff6a5bfae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ua51tests::RunTests</text:p>
          </table:table-cell>
          <table:table-cell office:value-type="string">
            <text:p>lua51tests.h</text:p>
          </table:table-cell>
          <table:table-cell office:value-type="float" office:value="119">
            <text:p>119</text:p>
          </table:table-cell>
          <table:table-cell office:value-type="string">
            <text:p>0x42dd29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llUnitTestGroups::RunTests</text:p>
          </table:table-cell>
          <table:table-cell office:value-type="string">
            <text:p>main.cpp</text:p>
          </table:table-cell>
          <table:table-cell office:value-type="float" office:value="87">
            <text:p>87</text:p>
          </table:table-cell>
          <table:table-cell office:value-type="string">
            <text:p>0x43405d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in</text:p>
          </table:table-cell>
          <table:table-cell office:value-type="string">
            <text:p>main.cpp</text:p>
          </table:table-cell>
          <table:table-cell office:value-type="float" office:value="183">
            <text:p>183</text:p>
          </table:table-cell>
          <table:table-cell office:value-type="string">
            <text:p>0x41b5ec</text:p>
          </table:table-cell>
          <table:table-cell table:number-columns-repeated="3"/>
        </table:table-row>
        <table:table-row table:style-name="ro2">
          <table:table-cell office:value-type="string">
            <text:p>Copy construction on pass into cast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 table:number-rows-repeated="6">
          <table:table-cell table:number-columns-repeated="8"/>
        </table:table-row>
        <table:table-row table:style-name="ro1">
          <table:table-cell office:value-type="string">
            <text:p>Copy deconstruction for pas into casr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Mezzanine::CountedPtr&lt;Mezzanine::Scripting::iScript&gt;::Release</text:p>
          </table:table-cell>
          <table:table-cell office:value-type="string">
            <text:p>smartptr.h</text:p>
          </table:table-cell>
          <table:table-cell office:value-type="float" office:value="322">
            <text:p>322</text:p>
          </table:table-cell>
          <table:table-cell office:value-type="string">
            <text:p>0x4367a4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ezzanine::CountedPtr&lt;Mezzanine::Scripting::iScript&gt;::~CountedPtr</text:p>
          </table:table-cell>
          <table:table-cell office:value-type="string">
            <text:p>smartptr.h</text:p>
          </table:table-cell>
          <table:table-cell office:value-type="float" office:value="357">
            <text:p>357</text:p>
          </table:table-cell>
          <table:table-cell office:value-type="string">
            <text:p>0x435470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ezzanine::Scripting::Lua::Lua51ScriptingEngine::Execute</text:p>
          </table:table-cell>
          <table:table-cell office:value-type="string">
            <text:p>lua51scriptingengine.cpp</text:p>
          </table:table-cell>
          <table:table-cell office:value-type="float" office:value="189">
            <text:p>189</text:p>
          </table:table-cell>
          <table:table-cell office:value-type="string">
            <text:p>0x7ffff6a5bfcd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lua51tests::RunTests</text:p>
          </table:table-cell>
          <table:table-cell office:value-type="string">
            <text:p>lua51tests.h</text:p>
          </table:table-cell>
          <table:table-cell office:value-type="float" office:value="119">
            <text:p>119</text:p>
          </table:table-cell>
          <table:table-cell office:value-type="string">
            <text:p>0x42dd29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llUnitTestGroups::RunTests</text:p>
          </table:table-cell>
          <table:table-cell office:value-type="string">
            <text:p>main.cpp</text:p>
          </table:table-cell>
          <table:table-cell office:value-type="float" office:value="87">
            <text:p>87</text:p>
          </table:table-cell>
          <table:table-cell office:value-type="string">
            <text:p>0x43405d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main</text:p>
          </table:table-cell>
          <table:table-cell office:value-type="string">
            <text:p>main.cpp</text:p>
          </table:table-cell>
          <table:table-cell office:value-type="float" office:value="183">
            <text:p>183</text:p>
          </table:table-cell>
          <table:table-cell office:value-type="string">
            <text:p>0x41b5ec</text:p>
          </table:table-cell>
          <table:table-cell table:number-columns-repeated="3"/>
        </table:table-row>
        <table:table-row table:style-name="ro2">
          <table:table-cell office:value-type="string">
            <text:p>Copy for passing into execute into execute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Mezzanine::CountedPtr&lt;Mezzanine::Scripting::Lua::Lua51Script&gt;::Acquire&lt;Mezzanine::Scripting::Lua::Lua51Script&gt;</text:p>
          </table:table-cell>
          <table:table-cell office:value-type="string">
            <text:p>smartptr.h</text:p>
          </table:table-cell>
          <table:table-cell office:value-type="float" office:value="314">
            <text:p>314</text:p>
          </table:table-cell>
          <table:table-cell office:value-type="string">
            <text:p>0x436724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ezzanine::CountedPtr&lt;Mezzanine::Scripting::Lua::Lua51Script&gt;::CountedPtr</text:p>
          </table:table-cell>
          <table:table-cell office:value-type="string">
            <text:p>smartptr.h</text:p>
          </table:table-cell>
          <table:table-cell office:value-type="float" office:value="363">
            <text:p>363</text:p>
          </table:table-cell>
          <table:table-cell office:value-type="string">
            <text:p>0x435404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ezzanine::Scripting::Lua::Lua51ScriptingEngine::Execute</text:p>
          </table:table-cell>
          <table:table-cell office:value-type="string">
            <text:p>lua51scriptingengine.cpp</text:p>
          </table:table-cell>
          <table:table-cell office:value-type="float" office:value="192">
            <text:p>192</text:p>
          </table:table-cell>
          <table:table-cell office:value-type="string">
            <text:p>0x7ffff6a5c000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lua51tests::RunTests</text:p>
          </table:table-cell>
          <table:table-cell office:value-type="string">
            <text:p>lua51tests.h</text:p>
          </table:table-cell>
          <table:table-cell office:value-type="float" office:value="119">
            <text:p>119</text:p>
          </table:table-cell>
          <table:table-cell office:value-type="string">
            <text:p>0x42dd29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llUnitTestGroups::RunTests</text:p>
          </table:table-cell>
          <table:table-cell office:value-type="string">
            <text:p>main.cpp</text:p>
          </table:table-cell>
          <table:table-cell office:value-type="float" office:value="87">
            <text:p>87</text:p>
          </table:table-cell>
          <table:table-cell office:value-type="string">
            <text:p>0x43405d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main</text:p>
          </table:table-cell>
          <table:table-cell office:value-type="string">
            <text:p>main.cpp</text:p>
          </table:table-cell>
          <table:table-cell office:value-type="float" office:value="183">
            <text:p>183</text:p>
          </table:table-cell>
          <table:table-cell office:value-type="string">
            <text:p>0x41b5ec</text:p>
          </table:table-cell>
          <table:table-cell table:number-columns-repeated="3"/>
        </table:table-row>
        <table:table-row table:style-name="ro2">
          <table:table-cell office:value-type="string">
            <text:p>Deconstruction for Execute inside execute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Mezzanine::CountedPtr&lt;Mezzanine::Scripting::Lua::Lua51Script&gt;::Release</text:p>
          </table:table-cell>
          <table:table-cell office:value-type="string">
            <text:p>smartptr.h</text:p>
          </table:table-cell>
          <table:table-cell office:value-type="float" office:value="322">
            <text:p>322</text:p>
          </table:table-cell>
          <table:table-cell office:value-type="string">
            <text:p>0x43667e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ezzanine::CountedPtr&lt;Mezzanine::Scripting::Lua::Lua51Script&gt;::~CountedPtr</text:p>
          </table:table-cell>
          <table:table-cell office:value-type="string">
            <text:p>smartptr.h</text:p>
          </table:table-cell>
          <table:table-cell office:value-type="float" office:value="357">
            <text:p>357</text:p>
          </table:table-cell>
          <table:table-cell office:value-type="string">
            <text:p>0x4353dc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ezzanine::Scripting::Lua::Lua51ScriptingEngine::Execute</text:p>
          </table:table-cell>
          <table:table-cell office:value-type="string">
            <text:p>lua51scriptingengine.cpp</text:p>
          </table:table-cell>
          <table:table-cell office:value-type="float" office:value="192">
            <text:p>192</text:p>
          </table:table-cell>
          <table:table-cell office:value-type="string">
            <text:p>0x7ffff6a5c01c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lua51tests::RunTests</text:p>
          </table:table-cell>
          <table:table-cell office:value-type="string">
            <text:p>lua51tests.h</text:p>
          </table:table-cell>
          <table:table-cell office:value-type="float" office:value="119">
            <text:p>119</text:p>
          </table:table-cell>
          <table:table-cell office:value-type="string">
            <text:p>0x42dd29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llUnitTestGroups::RunTests</text:p>
          </table:table-cell>
          <table:table-cell office:value-type="string">
            <text:p>main.cpp</text:p>
          </table:table-cell>
          <table:table-cell office:value-type="float" office:value="87">
            <text:p>87</text:p>
          </table:table-cell>
          <table:table-cell office:value-type="string">
            <text:p>0x43405d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main</text:p>
          </table:table-cell>
          <table:table-cell office:value-type="string">
            <text:p>main.cpp</text:p>
          </table:table-cell>
          <table:table-cell office:value-type="float" office:value="183">
            <text:p>183</text:p>
          </table:table-cell>
          <table:table-cell office:value-type="string">
            <text:p>0x41b5ec</text:p>
          </table:table-cell>
          <table:table-cell table:number-columns-repeated="3"/>
        </table:table-row>
        <table:table-row table:style-name="ro1">
          <table:table-cell office:value-type="string">
            <text:p>Execute scope ending so the Recast pointer gets deconstructed</text:p>
          </table:table-cell>
          <table:table-cell table:number-columns-repeated="7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Mezzanine::CountedPtr&lt;Mezzanine::Scripting::Lua::Lua51Script&gt;::Release</text:p>
          </table:table-cell>
          <table:table-cell office:value-type="string">
            <text:p>smartptr.h</text:p>
          </table:table-cell>
          <table:table-cell office:value-type="float" office:value="322">
            <text:p>322</text:p>
          </table:table-cell>
          <table:table-cell office:value-type="string">
            <text:p>0x43667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ezzanine::CountedPtr&lt;Mezzanine::Scripting::Lua::Lua51Script&gt;::~CountedPtr</text:p>
          </table:table-cell>
          <table:table-cell office:value-type="string">
            <text:p>smartptr.h</text:p>
          </table:table-cell>
          <table:table-cell office:value-type="float" office:value="357">
            <text:p>357</text:p>
          </table:table-cell>
          <table:table-cell office:value-type="string">
            <text:p>0x4353dc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ezzanine::Scripting::Lua::Lua51ScriptingEngine::Execute</text:p>
          </table:table-cell>
          <table:table-cell office:value-type="string">
            <text:p>lua51scriptingengine.cpp</text:p>
          </table:table-cell>
          <table:table-cell office:value-type="float" office:value="195">
            <text:p>195</text:p>
          </table:table-cell>
          <table:table-cell office:value-type="string">
            <text:p>0x7ffff6a5c028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lua51tests::RunTests</text:p>
          </table:table-cell>
          <table:table-cell office:value-type="string">
            <text:p>lua51tests.h</text:p>
          </table:table-cell>
          <table:table-cell office:value-type="float" office:value="119">
            <text:p>119</text:p>
          </table:table-cell>
          <table:table-cell office:value-type="string">
            <text:p>0x42dd29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llUnitTestGroups::RunTests</text:p>
          </table:table-cell>
          <table:table-cell office:value-type="string">
            <text:p>main.cpp</text:p>
          </table:table-cell>
          <table:table-cell office:value-type="float" office:value="87">
            <text:p>87</text:p>
          </table:table-cell>
          <table:table-cell office:value-type="string">
            <text:p>0x43405d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main</text:p>
          </table:table-cell>
          <table:table-cell office:value-type="string">
            <text:p>main.cpp</text:p>
          </table:table-cell>
          <table:table-cell office:value-type="float" office:value="183">
            <text:p>183</text:p>
          </table:table-cell>
          <table:table-cell office:value-type="string">
            <text:p>0x41b5ec</text:p>
          </table:table-cell>
          <table:table-cell table:number-columns-repeated="3"/>
        </table:table-row>
        <table:table-row table:style-name="ro1">
          <table:table-cell office:value-type="string">
            <text:p>Deconstructing the iscript copy passed into Execute byt value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Mezzanine::CountedPtr&lt;Mezzanine::Scripting::iScript&gt;::Release</text:p>
          </table:table-cell>
          <table:table-cell office:value-type="string">
            <text:p>smartptr.h</text:p>
          </table:table-cell>
          <table:table-cell office:value-type="float" office:value="322">
            <text:p>322</text:p>
          </table:table-cell>
          <table:table-cell office:value-type="string">
            <text:p>0x4367a4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ezzanine::CountedPtr&lt;Mezzanine::Scripting::iScript&gt;::~CountedPtr</text:p>
          </table:table-cell>
          <table:table-cell office:value-type="string">
            <text:p>smartptr.h</text:p>
          </table:table-cell>
          <table:table-cell office:value-type="float" office:value="357">
            <text:p>357</text:p>
          </table:table-cell>
          <table:table-cell office:value-type="string">
            <text:p>0x435470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lua51tests::RunTests</text:p>
          </table:table-cell>
          <table:table-cell office:value-type="string">
            <text:p>lua51tests.h</text:p>
          </table:table-cell>
          <table:table-cell office:value-type="float" office:value="119">
            <text:p>119</text:p>
          </table:table-cell>
          <table:table-cell office:value-type="string">
            <text:p>0x42dd38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llUnitTestGroups::RunTests</text:p>
          </table:table-cell>
          <table:table-cell office:value-type="string">
            <text:p>main.cpp</text:p>
          </table:table-cell>
          <table:table-cell office:value-type="float" office:value="87">
            <text:p>87</text:p>
          </table:table-cell>
          <table:table-cell office:value-type="string">
            <text:p>0x43405d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ain</text:p>
          </table:table-cell>
          <table:table-cell office:value-type="string">
            <text:p>main.cpp</text:p>
          </table:table-cell>
          <table:table-cell office:value-type="float" office:value="183">
            <text:p>183</text:p>
          </table:table-cell>
          <table:table-cell office:value-type="string">
            <text:p>0x41b5ec</text:p>
          </table:table-cell>
          <table:table-cell table:number-columns-repeated="3"/>
        </table:table-row>
        <table:table-row table:style-name="ro2">
          <table:table-cell office:value-type="string">
            <text:p>The test leaves scope and the last pointer leaves scope.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Mezzanine::CountedPtr&lt;Mezzanine::Scripting::iScript&gt;::Release</text:p>
          </table:table-cell>
          <table:table-cell office:value-type="string">
            <text:p>smartptr.h</text:p>
          </table:table-cell>
          <table:table-cell office:value-type="float" office:value="322">
            <text:p>322</text:p>
          </table:table-cell>
          <table:table-cell office:value-type="string">
            <text:p>0x4367a4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ezzanine::CountedPtr&lt;Mezzanine::Scripting::iScript&gt;::~CountedPtr</text:p>
          </table:table-cell>
          <table:table-cell office:value-type="string">
            <text:p>smartptr.h</text:p>
          </table:table-cell>
          <table:table-cell office:value-type="float" office:value="357">
            <text:p>357</text:p>
          </table:table-cell>
          <table:table-cell office:value-type="string">
            <text:p>0x435470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lua51tests::RunTests</text:p>
          </table:table-cell>
          <table:table-cell office:value-type="string">
            <text:p>lua51tests.h</text:p>
          </table:table-cell>
          <table:table-cell office:value-type="float" office:value="120">
            <text:p>120</text:p>
          </table:table-cell>
          <table:table-cell office:value-type="string">
            <text:p>0x42ddb1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llUnitTestGroups::RunTests</text:p>
          </table:table-cell>
          <table:table-cell office:value-type="string">
            <text:p>main.cpp</text:p>
          </table:table-cell>
          <table:table-cell office:value-type="float" office:value="87">
            <text:p>87</text:p>
          </table:table-cell>
          <table:table-cell office:value-type="string">
            <text:p>0x43405d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ain</text:p>
          </table:table-cell>
          <table:table-cell office:value-type="string">
            <text:p>main.cpp</text:p>
          </table:table-cell>
          <table:table-cell office:value-type="float" office:value="183">
            <text:p>183</text:p>
          </table:table-cell>
          <table:table-cell office:value-type="string">
            <text:p>0x41b5ec</text:p>
          </table:table-cell>
          <table:table-cell table:number-columns-repeated="3"/>
        </table:table-row>
        <table:table-row table:style-name="ro2" table:number-rows-repeated="1048476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qeaky </meta:initial-creator>
    <meta:creation-date>2013-06-14T20:16:51</meta:creation-date>
    <dc:date>2013-06-14T23:45:23</dc:date>
    <dc:creator>Sqeaky </dc:creator>
    <meta:editing-duration>PT42M52S</meta:editing-duration>
    <meta:editing-cycles>11</meta:editing-cycles>
    <meta:generator>LibreOffice/4.0.2.2$Linux_X86_64 LibreOffice_project/400m0$Build-2</meta:generator>
    <meta:document-statistic meta:table-count="1" meta:cell-count="410" meta:object-count="0"/>
    <meta:user-defined meta:name="qrichtext">1</meta:user-defined>
  </office:meta>
</office:document-meta>
</file>